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14f60b" officeooo:paragraph-rsid="00234993" style:font-size-asian="10pt" style:font-size-complex="10pt"/>
    </style:style>
    <style:style style:name="P4"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5" style:family="paragraph" style:parent-style-name="Text_20_body">
      <style:text-properties style:font-name="Liberation Sans" fo:font-size="10pt" officeooo:rsid="0017dd26" officeooo:paragraph-rsid="00361479" style:font-size-asian="10pt" style:font-size-complex="10pt"/>
    </style:style>
    <style:style style:name="P6" style:family="paragraph" style:parent-style-name="Text_20_body">
      <style:text-properties style:font-name="Liberation Sans" fo:font-size="10pt" officeooo:rsid="00047022" officeooo:paragraph-rsid="000c674f" style:font-size-asian="10pt" style:font-size-complex="10pt"/>
    </style:style>
    <style:style style:name="P7" style:family="paragraph" style:parent-style-name="Text_20_body">
      <style:text-properties style:font-name="Liberation Sans" fo:font-size="10pt" officeooo:rsid="0003295f" officeooo:paragraph-rsid="0003295f" style:font-size-asian="10pt" style:font-size-complex="10pt"/>
    </style:style>
    <style:style style:name="P8" style:family="paragraph" style:parent-style-name="Text_20_body">
      <style:text-properties style:font-name="Liberation Sans" fo:font-size="10pt" officeooo:rsid="005c5e98" officeooo:paragraph-rsid="005c5e98"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Text_20_body">
      <style:text-properties style:font-name="Liberation Sans" officeooo:rsid="00402d14" officeooo:paragraph-rsid="0043011b"/>
    </style:style>
    <style:style style:name="P11" style:family="paragraph" style:parent-style-name="Heading_20_1">
      <style:text-properties style:font-name="Liberation Sans" officeooo:rsid="0003295f" officeooo:paragraph-rsid="0003295f"/>
    </style:style>
    <style:style style:name="P12" style:family="paragraph" style:parent-style-name="Heading_20_1">
      <style:text-properties style:font-name="Liberation Sans" officeooo:rsid="00047022" officeooo:paragraph-rsid="00047022"/>
    </style:style>
    <style:style style:name="P13" style:family="paragraph" style:parent-style-name="Heading_20_2">
      <style:text-properties style:font-name="Liberation Sans"/>
    </style:style>
    <style:style style:name="P14" style:family="paragraph" style:parent-style-name="Heading_20_2">
      <style:text-properties style:font-name="Liberation Sans" officeooo:rsid="00047022" officeooo:paragraph-rsid="00047022"/>
    </style:style>
    <style:style style:name="P15" style:family="paragraph" style:parent-style-name="Heading_20_2">
      <style:text-properties style:font-name="Liberation Sans" officeooo:rsid="00291b06" officeooo:paragraph-rsid="00291b06"/>
    </style:style>
    <style:style style:name="P16" style:family="paragraph" style:parent-style-name="Text_20_body" style:list-style-name="L1">
      <style:text-properties style:font-name="Liberation Sans" fo:font-size="10pt" officeooo:rsid="0003295f" officeooo:paragraph-rsid="0003295f" style:font-size-asian="10pt" style:font-size-complex="10pt"/>
    </style:style>
    <style:style style:name="P17" style:family="paragraph" style:parent-style-name="Text_20_body" style:list-style-name="L1">
      <style:text-properties style:font-name="Liberation Sans" fo:font-size="10pt" officeooo:rsid="00047022" officeooo:paragraph-rsid="001993f5" style:font-size-asian="10pt" style:font-size-complex="10pt"/>
    </style:style>
    <style:style style:name="P18" style:family="paragraph" style:parent-style-name="Text_20_body" style:list-style-name="L1">
      <style:text-properties style:font-name="Liberation Sans" fo:font-size="10pt" officeooo:rsid="000b7bc1" officeooo:paragraph-rsid="000b7bc1" style:font-size-asian="10pt" style:font-size-complex="10pt"/>
    </style:style>
    <style:style style:name="P19" style:family="paragraph" style:parent-style-name="Text_20_body">
      <style:text-properties style:font-name="Liberation Sans" fo:font-size="10pt" officeooo:rsid="00617386" officeooo:paragraph-rsid="00661a9f"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style:style style:name="T86" style:family="text">
      <style:text-properties officeooo:rsid="00594a11"/>
    </style:style>
    <style:style style:name="T87" style:family="text">
      <style:text-properties officeooo:rsid="005b0d50"/>
    </style:style>
    <style:style style:name="T88" style:family="text">
      <style:text-properties officeooo:rsid="005c5e98"/>
    </style:style>
    <style:style style:name="T89" style:family="text">
      <style:text-properties officeooo:rsid="005cc132"/>
    </style:style>
    <style:style style:name="T90" style:family="text">
      <style:text-properties officeooo:rsid="005cd573"/>
    </style:style>
    <style:style style:name="T91" style:family="text">
      <style:text-properties officeooo:rsid="00607311"/>
    </style:style>
    <style:style style:name="T92" style:family="text">
      <style:text-properties officeooo:rsid="006130a4"/>
    </style:style>
    <style:style style:name="T93" style:family="text">
      <style:text-properties officeooo:rsid="00617386"/>
    </style:style>
    <style:style style:name="T94" style:family="text">
      <style:text-properties officeooo:rsid="0061dd1f"/>
    </style:style>
    <style:style style:name="T95" style:family="text">
      <style:text-properties officeooo:rsid="006252b4"/>
    </style:style>
    <style:style style:name="T96" style:family="text">
      <style:text-properties officeooo:rsid="00625b3e"/>
    </style:style>
    <style:style style:name="T97" style:family="text">
      <style:text-properties officeooo:rsid="00644e11"/>
    </style:style>
    <style:style style:name="T98" style:family="text">
      <style:text-properties officeooo:rsid="0065646b"/>
    </style:style>
    <style:style style:name="T99" style:family="text">
      <style:text-properties officeooo:rsid="00661a9f"/>
    </style:style>
    <style:style style:name="T100" style:family="text">
      <style:text-properties officeooo:rsid="00677127"/>
    </style:style>
    <style:style style:name="T101" style:family="text">
      <style:text-properties officeooo:rsid="006814c6"/>
    </style:style>
    <style:style style:name="T102" style:family="text">
      <style:text-properties officeooo:rsid="00685802"/>
    </style:style>
    <style:style style:name="T103" style:family="text">
      <style:text-properties officeooo:rsid="0068a426"/>
    </style:style>
    <style:style style:name="T104" style:family="text">
      <style:text-properties officeooo:rsid="006931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7">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3394947566" text:style-name="L1">
        <text:list-item>
          <text:p text:style-name="P16">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6">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7">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8"><text:soft-page-break/>Intro: The quiet way from Jupiter out past Pluto. <text:span text:style-name="T52">On the way, Stella </text:span><text:span text:style-name="T58">and 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2" text:outline-level="1">Evacunation</text:h>
      <text:h text:style-name="P14" text:outline-level="2">Armageddon</text:h>
      <text:p text:style-name="P6">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4" text:outline-level="2">Agnus</text:h>
      <text:p text:style-name="P1">“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3"><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4"><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Olo and Chris enter.<text:line-break/>“You sure we should take that heavy thing with us?” 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5"><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 </text:span><text:span text:style-name="T95">Station.</text:span><text:span text:style-name="T71">”<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39">“Everyone made it?” Arthur shouts to nobody in particular as he dashes into the hangar, Stella trailing behind him.<text:line-break/>“They are all in the ship except for Miya.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0"><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5"><text:line-break/>“</text:span><text:span text:style-name="T76">We are almost through. Once we leave the exosphere, we should be safe and the ship can dodge whatever they might send after us.”<text:line-break/></text:span><text:span text:style-name="T77">That’s when they are heavily hit in the rear end, giving them a momentum that makes them trundle. Mul</text:span><text:span text:style-name="T78">l</text:span><text:span text:style-name="T77">u wakes up, eyes wide, and clutches Spot, who remains surprisingly calm.<text:line-break/>“</text:span><text:span text:style-name="T78">Hold on everyone!” That’s Hudson over the com. Two seconds later, the spinning stops and they are pressed into their seats again. “Woohoo! </text:span><text:span text:style-name="T80">E</text:span><text:span text:style-name="T78">at that motherfuckers!”<text:line-break/>Mullu rolls her eyes. But they finally did it and nothing can stop them now.<text:line-break/>“They sent some warheads after us, but we can dodge most of them and defuse the remaining to.”, </text:span><text:span text:style-name="T79">Greg</text:span><text:span text:style-name="T78"> informs the crew.<text:line-break/>“Defuse? What are you..”, before Mullu can finish her question, the </text:span><text:soft-page-break/><text:span text:style-name="T78">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79">Where are we going, by the way?”, Hudson asks the questions everyone had on their mind.<text:line-break/>“Away.”</text:span></text:p>
      <text:h text:style-name="P13" text:outline-level="2">Touch</text:h>
      <text:p text:style-name="P2"><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line-break/></text:span><text:span text:style-name="T86">Mullu had insisted that they take a long brake, so they wouldn’t crash into any small object in the asteroid belt. At such a high velocity, even a pebble could </text:span><text:span text:style-name="T88">rip a big hole into</text:span><text:span text:style-name="T86"> their ship. </text:span><text:span text:style-name="T87">And now they aren’t confronted with some small pebbles coming their way by accident, but by </text:span><text:span text:style-name="T88">precisely </text:span><text:span text:style-name="T87">targeted mountains.<text:line-break/>“</text:span><text:span text:style-name="T8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89">there might be casualties.”</text:span><text:span text:style-name="T88"><text:line-break/>“I side with you, doc”, says </text:span><text:span text:style-name="T89">Olo</text:span><text:span text:style-name="T88">. “The skirmish </text:span><text:span text:style-name="T89">when</text:span><text:span text:style-name="T88"> we left earth </text:span><text:soft-page-break/><text:span text:style-name="T88">together with the burn damaged our ship. It really isn’t designed to endure such high forces. </text:span><text:span text:style-name="T89">A</text:span><text:span text:style-name="T88">nd Stella hasn’t had time yet to fix all the little wounds we have. I advise </text:span><text:span text:style-name="T89">against any </text:span><text:span text:style-name="T88">high g burn </text:span><text:span text:style-name="T89">before we are finished with the repairs and some reinforcement of the hull and the reactor room</text:span><text:span text:style-name="T88">.”<text:line-break/>“I can attest to that.”, comes Stella. “</text:span><text:span text:style-name="T89">Even with our one g brake, some parts in the hull were already close to their limit. One point five might still work, but I’d better not try.”</text:span><text:span text:style-name="T88"><text:line-break/>Arthur scratches </text:span><text:span text:style-name="T89">his gray crew cut. “What are your suggestions?”<text:line-break/>“Full dive battle time!”, yells Hank with blatant joy.<text:line-break/>“Okay okay, only the grownups now, if you please.”<text:line-break/>“</text:span><text:span text:style-name="T9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91">If we don’t accelerate at all, that’s a good week. We are very slow now. Let’s do a nice one g burn, then this is done in half a day. </text:span><text:span text:style-name="T92">Maybe a little more, depending on how many detours we need to take. Cap.”<text:line-break/>Hudson chimes in “Going at one g would also give me more </text:span><text:span text:style-name="T99">ways</text:span><text:span text:style-name="T92"> to dodge the rocks.”<text:line-break/>Only Mullu is worried. “Guys I don’t know. I mean objects are rather distant here, but I don’t feel good going faster in this area.”<text:line-break/>“Don’t worry, the risk of collision is below ten percent, even if we accelerated with three g.”, Knudtsen laughs, reassuring her. “I did the </text:span><text:soft-page-break/><text:span text:style-name="T92">numbers while we were on the way here.”<text:line-break/>“Then it is decided. </text:span><text:span text:style-name="T99">Everybody get in their VSs. </text:span><text:span text:style-name="T92">Hudson, GO!” Art shouts the last word </text:span><text:span text:style-name="T93">as he is thrown back by the acceleration</text:span><text:span text:style-name="T92">.</text:span></text:p>
      <text:p text:style-name="P19">It is a wild ride through the belt, but everything seems to be working out quite fine. Hudson, Knudtsen <text:span text:style-name="T97">and Greg </text:span><text:span text:style-name="T98">act as if they were part of a single being</text:span>. While one calculates the optimal path, the other makes the necessary adjustments to avoid the few boulders that come from unexpected angles or with unexpected velocities <text:span text:style-name="T97">and the third one shoots </text:span><text:span text:style-name="T98">everything,</text:span><text:span text:style-name="T97"> that can’t be evaded, </text:span><text:span text:style-name="T98">to harmless debris.</text:span><text:line-break/>The whole crew is <text:span text:style-name="T98">seated in the galley</text:span>, being churned <text:span text:style-name="T98">around</text:span> in their straps. It didn’t take Spot long to find his way to Mullus lap. <text:span text:style-name="T99">He feels safe, but they all know that if they take a severe hit and have to evacuate the galley, Spot will suffocate within short time.<text:line-break/></text:span>Whenever Hudson has to veer harshly, he mewls <text:span text:style-name="T94">resentfully. </text:span><text:span text:style-name="T95">Thanks to the undamaged sensor array, they can locate all the miners in plain sight. </text:span><text:span text:style-name="T98">T</text:span><text:span text:style-name="T95">hrough </text:span><text:span text:style-name="T98">triangulation of</text:span><text:span text:style-name="T95"> reflections even some </text:span><text:span text:style-name="T98">miners that are </text:span><text:span text:style-name="T95">hidden </text:span><text:span text:style-name="T98">behind asteroids can be detected</text:span><text:span text:style-name="T95">. </text:span><text:span text:style-name="T98">But the ones that</text:span><text:span text:style-name="T95"> </text:span><text:span text:style-name="T98">evade</text:span><text:span text:style-name="T95"> the scanners </text:span><text:span text:style-name="T98">are the ones where</text:span><text:span text:style-name="T95"> the unexpected boulders come from.<text:line-break/>They have made it half way through when the</text:span><text:span text:style-name="T99">y take the</text:span><text:span text:style-name="T95"> first </text:span><text:span text:style-name="T99">serious hit</text:span><text:span text:style-name="T95"> from <text:s/>the side. The current trajectory doesn’t allow to evade all the rocks, so the solution to the predicament is to get hit by the </text:span><text:span text:style-name="T99">rock</text:span><text:span text:style-name="T95"> that does the least damage.<text:line-break/>“</text:span><text:span text:style-name="T96">Hull is damaged, machinery leaks air. Piping </text:span><text:span text:style-name="T95">all remaining air </text:span><text:span text:style-name="T96">to the tanks</text:span><text:span text:style-name="T95">. </text:span><text:span text:style-name="T96">Some tools might be </text:span><text:span text:style-name="T99">damaged</text:span><text:span text:style-name="T96">. Life systems seem unharmed.”, reports Olo.<text:line-break/>Hudson chimes in “Velocity approaching four hundred kms, belt is already getting less dense. Half of the way done. Four hours to go.”<text:line-break/>All of them look exhausted. They are at their limits. While they had some time to rest since they escaped earth, </text:span><text:span text:style-name="T99">all of them are</text:span><text:span text:style-name="T96"> under tension since entering the belt. Hudson, Knudtsen </text:span><text:span text:style-name="T97">and Greg</text:span><text:span text:style-name="T96"> are high on amphetamine cocktails to keep their senses focused and the reactions as quick as humanely possible. They will need a long time </text:span><text:soft-page-break/><text:span text:style-name="T96">of recreation when they get out of this. If they get out of this.<text:line-break/>The rest </text:span><text:span text:style-name="T97">of the crew is in the galley, looking tired and anxious, receiving constant updates from the cockpit.<text:line-break/>“I’ll go fix the leak.” Stella already starts to unbuckle </text:span><text:span text:style-name="T99">her</text:span><text:span text:style-name="T97">self.<text:line-break/>“Are you out of your mind? Buckle up! That’s an order.” Art’s words are sharp. “That can wait until we reach calmer waters. If you go down there now, the turns and twists are going to kill you.”<text:line-break/>When Stella is in his straps again, Art adds soothingly “I get you. We are all worked up. But if we lose our minds, we are going to make mistakes. And if we make mistakes now, we will go down </text:span><text:span text:style-name="T99">for good.</text:span><text:span text:style-name="T97">”<text:line-break/></text:span><text:span text:style-name="T100">Luckily they reached an area where the miners start to get sparse. And since they are in general almost a hundred years old, they can’t keep up with the powerful drive of the Agnus. You can only bring so much chemical fuel on your way out, and they still have to go back to earth to deliver the harvest.<text:line-break/>Still it is a wild ride with many ups and downs and lefts and rights and all of them </text:span><text:span text:style-name="T101">feel sick. Except for the amphetamine pumped core, of course. There are several close shaves, but they are mostly hit by pebbles at moderate speeds. Until they take a heave hit and Spot is slung through the galley, very upset and hissing.<text:line-break/>“What was that? Report!”<text:line-break/>“I don’t know, didn’t see it coming.”<text:line-break/>“Me neither!”<text:line-break/>“Running the scanners, wait a second.”<text:line-break/>Stella and Hank are both hammering commands into their suit control, </text:span><text:span text:style-name="T102">to get some nausea medicine injected. Throwing up in a VS is a very bad idea. They all wait eagerly and in silence for Greg’s scan to deliver the results.<text:line-break/>“Hurry up for god’s sake!” Art shouts while he punches the armrest with his fist.<text:line-break/>“Give the old lady a minute. From the rubble it looks as if a hundredweight rock hit as. But we didn’t see it.”<text:line-break/>Knudtsen checks in “Just checked the logs. There was no sign of it coming. Past reconstruction points to a miner we haven’t seen yet.”<text:line-break/></text:span><text:soft-page-break/><text:span text:style-name="T102">“Any anomalies in the rubble?” Mullu wants to know.<text:line-break/>“</text:span><text:span text:style-name="T103">Just a slightly higher amount in Nickel and Phosphorus, compared to the others. Nothing significant, though.”<text:line-break/>“Oh but that is significant.”, explains Mullu. “You use an alloy of those elements to create camouflage paint in a wide spectrum. That’s why we didn’t see it! They painted it!”<text:line-break/>“Wait, wait!”, Olo stops her. “Let me get this straight. You are saying they painted an asteroid black to hit us? Out here in the belt? That makes no sense. Why should they have camouflage paint out here?”<text:line-break/>“No, it doesn’t.” Art agrees. “We can think about that later. Greg, try getting us a probe of the material. Olo, status report on the ship now please!”<text:line-break/>“Three thrusters dow</text:span><text:span text:style-name="T104">n. Maneuverability along yawn axis impaired. Significant leak in cargo two. Atmo is being evacuated. Small leak in the galley. You can fix it as soon as we are out here. Hull severely impaired.”<text:line-break/>Before Art can say anything, Stella and Mullu have already unbuckled and are on their way to the vacuum emergency set. With a resignated nod, he let’s them do what need be done and hopes that they aren’t in for another hit.<text:line-break/>It takes them less than a minute to seal the leak.</text:span></text:p>
      <text:h text:style-name="P15" text:outline-level="2">Intro</text:h>
      <text:p text:style-name="P8">Reeinforcing the ship’s hull on the way outskirt. <text:span text:style-name="T90">Hank could help here</text:span></text:p>
      <text:p text:style-name="P8">Replacing the old drive with the Mulster</text:p>
      <text:p text:style-name="P8">Heading out towards Oort with 1 g burn above the eclipt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3T14:13:14.530000000</dc:date>
    <meta:editing-duration>PT7H22M15S</meta:editing-duration>
    <meta:editing-cycles>54</meta:editing-cycles>
    <meta:generator>LibreOffice/7.1.6.2$Windows_X86_64 LibreOffice_project/0e133318fcee89abacd6a7d077e292f1145735c3</meta:generator>
    <meta:document-statistic meta:table-count="0" meta:image-count="0" meta:object-count="0" meta:page-count="15" meta:paragraph-count="26" meta:word-count="4951" meta:character-count="27443" meta:non-whitespace-character-count="22517"/>
  </office:meta>
</office:document-meta>
</file>